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105b" officeooo:paragraph-rsid="0003105b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3105b" officeooo:paragraph-rsid="0003105b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VIRtual Work</text:p>
      <text:p text:style-name="P1"/>
      <text:p text:style-name="P1">The application using the following 3<text:span text:style-name="T1">rd</text:span> party components.</text:p>
      <text:p text:style-name="P1">- Ninject</text:p>
      <text:p text:style-name="P1">- Entity Framework</text:p>
      <text:p text:style-name="P1"/>
      <text:p text:style-name="P1">The application has an offline interface, which is a WPF application and it connects to an MSSQL database.</text:p>
      <text:p text:style-name="P1"><text:s/></text:p>
      <text:p text:style-name="P1">The connection string of the database can be changed in the VirtualWork.exe.config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 LibreOffice_project/5d19a1bfa650b796764388cd8b33a5af1f5baa1b</meta:generator>
    <dc:date>2020-05-03T17:01:02.939000000</dc:date>
    <meta:editing-duration>PT1H19M40S</meta:editing-duration>
    <meta:editing-cycles>2</meta:editing-cycles>
    <meta:document-statistic meta:table-count="0" meta:image-count="0" meta:object-count="0" meta:page-count="1" meta:paragraph-count="7" meta:word-count="46" meta:character-count="291" meta:non-whitespace-character-count="250"/>
  </office:meta>
</office:document-meta>
</file>